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B10000032A2254E31E272883A2.jpg" manifest:media-type="image/jpeg"/>
  <manifest:file-entry manifest:full-path="Pictures/100000000000093A0000093A2A25E14334014006.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yriad Pro" svg:font-family="'Myriad Pro', 'Times New Roman'" style:font-family-generic="roman"/>
    <style:font-face style:name="FreeSans" svg:font-family="FreeSans, Arial" style:font-family-generic="swiss"/>
    <style:font-face style:name="Noto Sans Devanagari1" svg:font-family="'Noto Sans Devanagari'" style:font-family-generic="swiss"/>
    <style:font-face style:name="Droid Sans Fallback" svg:font-family="'Droid Sans Fallback'"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utiger LT Std 45 Light" svg:font-family="'Frutiger LT Std 45 Light', 'Segoe UI Semi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a2" style:family="table">
      <style:table-properties style:width="3.0354in" table:align="left" style:writing-mode="lr-tb"/>
    </style:style>
    <style:style style:name="Tabla2.A" style:family="table-column">
      <style:table-column-properties style:column-width="1.5521in"/>
    </style:style>
    <style:style style:name="Tabla2.B" style:family="table-column">
      <style:table-column-properties style:column-width="1.4833in"/>
    </style:style>
    <style:style style:name="Tabla2.1" style:family="table-row">
      <style:table-row-properties style:min-row-height="0.3688in" fo:keep-together="auto"/>
    </style:style>
    <style:style style:name="Tabla2.A1" style:family="table-cell">
      <style:table-cell-properties style:vertical-align="top" fo:padding-left="0.075in" fo:padding-right="0.075in" fo:padding-top="0in" fo:padding-bottom="0in" fo:border-left="0.5pt solid #ffffff" fo:border-right="none" fo:border-top="0.5pt solid #ffffff" fo:border-bottom="0.5pt solid #ffffff" style:writing-mode="lr-tb"/>
    </style:style>
    <style:style style:name="Tabla2.B1" style:family="table-cell">
      <style:table-cell-properties style:vertical-align="top" fo:padding-left="0.075in" fo:padding-right="0.075in" fo:padding-top="0in" fo:padding-bottom="0in" fo:border="0.5pt solid #ffffff" style:writing-mode="lr-tb"/>
    </style:style>
    <style:style style:name="Tabla1" style:family="table">
      <style:table-properties style:width="6.5306in" fo:break-before="auto" fo:break-after="auto" table:align="margins" fo:keep-with-next="auto" style:may-break-between-rows="true" style:writing-mode="lr-tb" table:border-model="collapsing"/>
    </style:style>
    <style:style style:name="Tabla1.A" style:family="table-column">
      <style:table-column-properties style:column-width="3.2653in" style:rel-column-width="32767*"/>
    </style:style>
    <style:style style:name="Tabla1.B" style:family="table-column">
      <style:table-column-properties style:column-width="3.2653in" style:rel-column-width="32768*"/>
    </style:style>
    <style:style style:name="Tabla1.1" style:family="table-row">
      <style:table-row-properties fo:keep-together="auto"/>
    </style:style>
    <style:style style:name="Tabla1.A1" style:family="table-cell">
      <style:table-cell-properties fo:background-color="transparent" fo:padding="0.0382in" fo:border="none" style:writing-mode="page">
        <style:background-image/>
      </style:table-cell-properties>
    </style:style>
    <style:style style:name="P1" style:family="paragraph" style:parent-style-name="Header">
      <style:paragraph-properties fo:margin-left="-0.5909in" fo:margin-right="0in" fo:text-indent="0in" style:auto-text-indent="false">
        <style:tab-stops>
          <style:tab-stop style:position="3.0689in" style:type="center"/>
          <style:tab-stop style:position="6.7925in" style:type="right"/>
        </style:tab-stops>
      </style:paragraph-properties>
      <style:text-properties fo:language="none" fo:country="none" style:language-asian="none" style:country-asian="none"/>
    </style:style>
    <style:style style:name="P2" style:family="paragraph" style:parent-style-name="Footer">
      <style:text-properties fo:language="es" fo:country="ES" style:language-asian="none" style:country-asian="none"/>
    </style:style>
    <style:style style:name="P3" style:family="paragraph" style:parent-style-name="Standard">
      <style:paragraph-properties fo:margin-top="0in" fo:margin-bottom="0in" loext:contextual-spacing="false" fo:line-height="100%"/>
      <style:text-properties fo:color="#808080" style:font-name="Myriad Pro" fo:font-size="8pt" fo:language="es" fo:country="ES" style:font-name-asian="Times New Roman" style:font-size-asian="8pt" style:language-asian="es" style:country-asian="ES" style:font-name-complex="Myriad Pro" style:font-size-complex="8pt"/>
    </style:style>
    <style:style style:name="P4" style:family="paragraph" style:parent-style-name="Standard">
      <style:paragraph-properties fo:margin-top="0in" fo:margin-bottom="0in" loext:contextual-spacing="false" fo:line-height="100%" fo:text-align="justify" style:justify-single-word="false"/>
      <style:text-properties fo:color="#000000" style:font-name="Times New Roman" fo:font-size="11pt" style:font-size-asian="11pt" style:font-name-complex="Times New Roman" style:font-size-complex="11pt" style:font-weight-complex="bold"/>
    </style:style>
    <style:style style:name="P5" style:family="paragraph" style:parent-style-name="Texto_20_independiente_20_2">
      <style:paragraph-properties fo:margin-left="0in" fo:margin-right="0in" fo:margin-top="0in" fo:margin-bottom="0in" loext:contextual-spacing="false" fo:line-height="100%" fo:text-indent="0in" style:auto-text-indent="false"/>
      <style:text-properties style:font-name="Times New Roman" fo:font-size="10pt" style:font-name-asian="Times New Roman" style:font-size-asian="10pt" style:font-name-complex="Times New Roman" style:font-size-complex="10pt" text:display="none"/>
    </style:style>
    <style:style style:name="P6" style:family="paragraph" style:parent-style-name="Texto_20_independiente_20_2">
      <style:paragraph-properties fo:margin-left="0in" fo:margin-right="0in" fo:margin-top="0in" fo:margin-bottom="0in" loext:contextual-spacing="false" fo:line-height="100%" fo:text-indent="0in" style:auto-text-indent="false"/>
      <style:text-properties style:font-name="Times New Roman" fo:font-size="11pt" fo:font-weight="bold" style:font-size-asian="11pt" style:font-weight-asian="bold" style:font-name-complex="Times New Roman" style:font-size-complex="11pt" style:font-weight-complex="bold"/>
    </style:style>
    <style:style style:name="P7" style:family="paragraph" style:parent-style-name="Texto_20_independiente_20_2">
      <style:paragraph-properties fo:margin-left="0in" fo:margin-right="0in" fo:margin-top="0in" fo:margin-bottom="0in" loext:contextual-spacing="false" fo:line-height="100%" fo:text-indent="0in" style:auto-text-indent="false"/>
      <style:text-properties style:font-name="Times New Roman" fo:font-size="11pt" fo:font-weight="bold" officeooo:paragraph-rsid="0024195a" style:font-size-asian="11pt" style:font-weight-asian="bold" style:font-name-complex="Times New Roman" style:font-size-complex="11pt" style:font-weight-complex="bold"/>
    </style:style>
    <style:style style:name="P8" style:family="paragraph" style:parent-style-name="Texto_20_independiente_20_2">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Times New Roman" fo:font-size="11pt" fo:font-style="normal" fo:text-shadow="none" style:text-underline-style="none" fo:font-weight="normal" officeooo:paragraph-rsid="0024195a" style:font-size-asian="11pt" style:font-style-asian="normal" style:font-weight-asian="normal" style:font-name-complex="Times New Roman" style:font-size-complex="11pt" style:font-style-complex="normal" style:font-weight-complex="normal" style:text-overline-style="none" style:text-overline-color="font-color"/>
    </style:style>
    <style:style style:name="P9" style:family="paragraph" style:parent-style-name="Texto_20_independiente_20_2">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Times New Roman" fo:font-size="11pt" fo:font-style="normal" fo:text-shadow="none" style:text-underline-style="none" fo:font-weight="normal" officeooo:rsid="0024195a" officeooo:paragraph-rsid="0024195a" style:font-size-asian="11pt" style:font-style-asian="normal" style:font-weight-asian="normal" style:font-name-complex="Times New Roman" style:font-size-complex="11pt" style:font-style-complex="normal" style:font-weight-complex="normal" style:text-overline-style="none" style:text-overline-color="font-color"/>
    </style:style>
    <style:style style:name="P10" style:family="paragraph" style:parent-style-name="Texto_20_independiente_20_2">
      <style:paragraph-properties fo:margin-left="0in" fo:margin-right="0in" fo:margin-top="0in" fo:margin-bottom="0in" loext:contextual-spacing="false" fo:line-height="100%" fo:text-indent="0in" style:auto-text-indent="false" fo:padding-left="0in" fo:padding-right="0in" fo:padding-top="0in" fo:padding-bottom="0.0291in" fo:border-left="none" fo:border-right="none" fo:border-top="none" fo:border-bottom="0.99pt solid #000000" style:join-border="false"/>
      <style:text-properties style:font-name="Times New Roman" fo:font-size="11pt" fo:font-weight="bold" officeooo:paragraph-rsid="0024195a" style:font-size-asian="11pt" style:font-weight-asian="bold" style:font-name-complex="Times New Roman" style:font-size-complex="11pt" style:font-weight-complex="bold"/>
    </style:style>
    <style:style style:name="P11" style:family="paragraph" style:parent-style-name="Standard">
      <style:paragraph-properties fo:text-align="justify" style:justify-single-word="false"/>
      <style:text-properties style:font-name="Times New Roman" fo:font-size="11pt" fo:font-weight="bold" style:font-size-asian="11pt" style:font-weight-asian="bold" style:font-name-complex="Times New Roman" style:font-size-complex="11pt" style:font-weight-complex="bold"/>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paragraph-properties fo:margin-top="0in" fo:margin-bottom="0.1945in" loext:contextual-spacing="false" fo:text-align="justify" style:justify-single-word="false"/>
      <style:text-properties style:font-name="Times New Roman" fo:font-size="11pt" style:font-size-asian="11pt" style:font-name-complex="Times New Roman" style:font-size-complex="11pt"/>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195a" officeooo:paragraph-rsid="0024195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efault">
      <style:paragraph-properties fo:line-height="115%" fo:text-align="justify" style:justify-single-word="false"/>
      <style:text-properties fo:color="#000000" style:font-name="Times New Roman" fo:font-size="11pt" officeooo:paragraph-rsid="0022c543" style:font-size-asian="11pt" style:font-name-complex="Times New Roman" style:font-size-complex="11pt" style:font-weight-complex="bold"/>
    </style:style>
    <style:style style:name="P16" style:family="paragraph" style:parent-style-name="Default">
      <style:paragraph-properties fo:line-height="115%" fo:text-align="justify" style:justify-single-word="false"/>
      <style:text-properties fo:color="#000000" style:font-name="Times New Roman" fo:font-size="11pt" officeooo:rsid="0022c543" officeooo:paragraph-rsid="0022c543" style:font-size-asian="11pt" style:font-name-complex="Times New Roman" style:font-size-complex="11pt" style:font-weight-complex="bold"/>
    </style:style>
    <style:style style:name="P17" style:family="paragraph" style:parent-style-name="Default">
      <style:paragraph-properties fo:margin-left="0.4917in" fo:margin-right="0in" fo:line-height="115%" fo:text-align="justify" style:justify-single-word="false" fo:text-indent="0in" style:auto-text-indent="false"/>
      <style:text-properties fo:color="#000000" style:font-name="Times New Roman" fo:font-size="11pt" officeooo:rsid="0024195a" officeooo:paragraph-rsid="0024195a" style:font-size-asian="11pt" style:font-name-complex="Times New Roman" style:font-size-complex="11pt" style:font-weight-complex="bold"/>
    </style:style>
    <style:style style:name="P18" style:family="paragraph" style:parent-style-name="Texto_20_independiente_20_2" style:master-page-name="Standard">
      <style:paragraph-properties fo:margin-left="0in" fo:margin-right="0in" fo:margin-top="0in" fo:margin-bottom="0in" loext:contextual-spacing="false" fo:line-height="100%" fo:text-indent="0in" style:auto-text-indent="false" style:page-number="auto"/>
      <style:text-properties style:font-name="Times New Roman" fo:font-size="11pt" fo:font-weight="bold" officeooo:paragraph-rsid="0028d32f" style:font-size-asian="11pt" style:font-weight-asian="bold" style:font-name-complex="Times New Roman" style:font-size-complex="11pt" style:font-weight-complex="bold"/>
    </style:style>
    <style:style style:name="P19" style:family="paragraph" style:parent-style-name="Texto_20_independiente_20_2">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Times New Roman" fo:font-size="11pt" fo:font-style="normal" fo:text-shadow="none" style:text-underline-style="none" fo:font-weight="bold" officeooo:rsid="0028d32f" officeooo:paragraph-rsid="0024195a" style:font-size-asian="11pt" style:font-style-asian="normal" style:font-weight-asian="bold" style:font-name-complex="Times New Roman" style:font-size-complex="11pt" style:font-style-complex="normal" style:font-weight-complex="bold" style:text-overline-style="none" style:text-overline-color="font-color"/>
    </style:style>
    <style:style style:name="P20" style:family="paragraph" style:parent-style-name="Standard">
      <style:paragraph-properties fo:margin-top="0in" fo:margin-bottom="0in" loext:contextual-spacing="false" fo:line-height="100%" fo:text-align="justify" style:justify-single-word="false"/>
      <style:text-properties fo:font-size="11pt" officeooo:paragraph-rsid="00299920" style:font-size-asian="11pt" style:font-size-complex="11pt"/>
    </style:style>
    <style:style style:name="P21" style:family="paragraph">
      <loext:graphic-properties draw:fill="none" draw:fill-color="#ffffff"/>
      <style:paragraph-properties fo:text-align="center" style:writing-mode="lr-tb"/>
    </style:style>
    <style:style style:name="T1" style:family="text">
      <style:text-properties style:font-name="Times New Roman" fo:font-weight="bold" style:font-weight-asian="bold" style:font-name-complex="Times New Roman" style:font-weight-complex="bold"/>
    </style:style>
    <style:style style:name="T2" style:family="text">
      <style:text-properties style:font-name="Times New Roman" style:font-name-complex="Times New Roman"/>
    </style:style>
    <style:style style:name="T3" style:family="text">
      <style:text-properties style:font-name="Times New Roman" officeooo:rsid="0022c543" style:font-name-complex="Times New Roman"/>
    </style:style>
    <style:style style:name="T4" style:family="text">
      <style:text-properties style:font-name="Times New Roman" style:font-name-complex="Times New Roman" style:font-weight-complex="bold"/>
    </style:style>
    <style:style style:name="T5" style:family="text">
      <style:text-properties style:font-name="Times New Roman" officeooo:rsid="0024195a" style:font-name-complex="Times New Roman" style:font-weight-complex="bold"/>
    </style:style>
    <style:style style:name="T6" style:family="text">
      <style:text-properties style:font-name="Times New Roman" officeooo:rsid="00244802" style:font-name-complex="Times New Roman"/>
    </style:style>
    <style:style style:name="T7" style:family="text">
      <style:text-properties style:font-name="Times New Roman" fo:font-style="italic" fo:font-weight="bold" style:font-style-asian="italic" style:font-weight-asian="bold" style:font-name-complex="Times New Roman"/>
    </style:style>
    <style:style style:name="T8" style:family="text">
      <style:text-properties fo:color="#000000" style:font-name="Times New Roman" style:font-name-complex="Times New Roman"/>
    </style:style>
    <style:style style:name="T9" style:family="text">
      <style:text-properties fo:color="#000000" style:font-name="Times New Roman" style:font-name-complex="Times New Roman" style:font-weight-complex="bold"/>
    </style:style>
    <style:style style:name="T10" style:family="text">
      <style:text-properties fo:color="#000000" style:font-name="Times New Roman" fo:font-weight="bold" style:font-weight-asian="bold" style:font-name-complex="Times New Roman" style:font-weight-complex="bold"/>
    </style:style>
    <style:style style:name="T11" style:family="text">
      <style:text-properties fo:color="#000000" style:text-outline="false" style:text-line-through-style="none" style:text-line-through-type="none" fo:font-style="normal" fo:text-shadow="none" style:text-underline-style="none" officeooo:rsid="0028d32f" style:font-style-asian="normal" style:font-style-complex="normal" style:text-overline-style="none" style:text-overline-color="font-color"/>
    </style:style>
    <style:style style:name="T12" style:family="text">
      <style:text-properties fo:color="#000000" style:text-outline="false" style:text-line-through-style="none" style:text-line-through-type="none" style:font-name="Times New Roman" fo:font-style="normal" fo:text-shadow="none" style:text-underline-style="none" fo:font-weight="normal" officeooo:rsid="0028d32f" style:font-style-asian="normal" style:font-weight-asian="normal" style:font-name-complex="Times New Roman" style:font-style-complex="normal" style:font-weight-complex="normal" style:text-overline-style="none" style:text-overline-color="font-color"/>
    </style:style>
    <style:style style:name="T13" style:family="text">
      <style:text-properties officeooo:rsid="0024195a"/>
    </style:style>
    <style:style style:name="T14" style:family="text">
      <style:text-properties officeooo:rsid="0025acf4"/>
    </style:style>
    <style:style style:name="T15" style:family="text">
      <style:text-properties officeooo:rsid="002737de"/>
    </style:style>
    <style:style style:name="fr1" style:family="graphic" style:parent-style-name="Frame">
      <style:graphic-properties fo:margin-left="-0.0492in" fo:margin-right="0.0311in" style:wrap="parallel"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1.35in, 0in, 1.3764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d8d8d8"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NTRATO DE PRESTACIÓN DE SERVICIOS PROFESIONALES SUSCRITO ENTRE LA FUNDACIÓN CENTRO DE INVESTIGACIÓN Y EDUCACIÓN POPULAR-CINEP  Y  <text:span text:style-name="T11">[NOMBRES_M] [APELLIDOS_M]</text:span></text:p>
      <text:p text:style-name="P6"/>
      <text:p text:style-name="P6"/>
      <text:p text:style-name="P20"><text:span text:style-name="T2">Entre los suscritos LUIS GUILLERMO GUERRERO GUEVARA,  mayor de edad y vecino de Bogotá, identificado como aparece al pie de su firma, quien obra en este acto en  calidad de Representante Legal de la FUNDACIÓN CENTRO DE INVESTIGACIÓN Y EDUCACIÓN POPULAR, CINEP, sociedad legalmente constituida que en adelante se denominará EL CINEP y  por otra parte  </text:span><text:span text:style-name="T12">[NOMBRES_M] [APELLIDOS_M]</text:span><text:span text:style-name="T2">,   también mayor de edad y vecino de esta ciudad, identificado como aparece al pie de su firma, quien para el presente actúa en su propio nombre y se denominará EL CONTRATISTA, se formaliza el presente contrato civil de PRESTACIÓN DE SERVICIOS PROFESIONALES contenido en las siguientes cláusulas: </text:span><text:span text:style-name="T1">PRIMERA.</text:span><text:span text:style-name="T2"> OBJETO: EL CONTRATISTA se obliga para con EL CINEP  y éste  contrata sus servicios profesionales </text:span><text:span text:style-name="T4">para </text:span><text:span text:style-name="T5">XXXXXXXXXXXXXXXXXXXXXXXXXXXXX</text:span><text:span text:style-name="T7">. <text:s/></text:span><text:span text:style-name="T2">Para lo cual debe </text:span><text:span text:style-name="T4"><text:s/>realizar las siguientes actividades y entregar los siguientes productos, y <text:s/>llevar a cabo los términos de referencia que se adjunta y hacen parte integral del presente contrato</text:span><text:span text:style-name="T9">:</text:span></text:p>
      <text:p text:style-name="P4"/>
      <text:p text:style-name="P16">Actividades:</text:p>
      <text:p text:style-name="P17">XXXXXXXXXXX</text:p>
      <text:p text:style-name="P15">Productos:</text:p>
      <text:p text:style-name="P17">XXXXXXXXXXX</text:p>
      <text:p text:style-name="P11"/>
      <text:p text:style-name="P12"><text:span text:style-name="T1">SEGUNDA.</text:span><text:span text:style-name="T2"> OBLIGACIONES DEL CONTRATISTA: En  ejecución de dicho objeto EL CONTRATISTA se compromete con el CINEP  a: 1). ofrecer todos sus conocimientos, experiencia  y capacitación en la prestación del servicio  a que  se compromete por el  presente contrato. 2).   a cumplir con el objeto contractual con plena honestidad, libertad y autonomía técnica y directiva. 3). a  elaborar y entregar los productos relacionados en el objeto del presente contrato. 4).  A pagar mensualmente los aportes al sistema  de seguridad social en salud y pensión y arl,  sobre el 40 % del valor total de este contrato (ley 1122 de enero 12 de 2007),  y a entregar  los correspondientes  comprobantes de pago,  so pena de ser objeto de imposición de multas sucesivas hasta que  cese el incumplimiento.   </text:span><text:span text:style-name="T1">TERCERA</text:span><text:span text:style-name="T2">. </text:span><text:span text:style-name="T1">DECLARACION DE HABILIDAD</text:span><text:span text:style-name="T2">. El contratista manifiesta bajo la gravedad de juramento y con la firma de este documento, no encontrarse incurso en ninguna causal de inhabilidad, incompatibilidad o prohibición legal para celebrar y ejecutar el presente contrato. </text:span><text:span text:style-name="T1">Parágrafo</text:span><text:span text:style-name="T2">. El contratista responderá por haber ocultado al contratar inhabilidades, incompatibilidades o prohibiciones o por haber suministrado información falsa.   </text:span><text:span text:style-name="T1">CUARTA</text:span><text:span text:style-name="T2">. VALOR Y FORMA DE PAGO: Las partes contratantes han convenido en fijar los honorarios de los servicios que prestará EL CONTRATISTA en la suma de xxxxxxxxxxxxxxxxxxxxxx.  ($xxxxx,oo)  moneda  legal  colombiana, suma que se pagara, así; $xxxxxxxxx <text:s text:c="2"/>el día <text:s/>XXXX <text:s/>deXXXXXX de 2017 <text:s text:c="2"/>y $XXXXXXX <text:s text:c="2"/>el día XXXX de XXXXX de 2017 a la terminación del presente contrato.   Los pagos anteriores se realizarán  previa entrega a satisfacción de los productos acordados y a la entrega del  último recibo de pago de aportes a seguridad social.  </text:span><text:span text:style-name="T1">QUINTA</text:span><text:span text:style-name="T2">.  DURACION: El presente contrato tendrá una duración de  XXXX meses,    inicia el día  </text:span><text:span text:style-name="T6">[FECHAINI_LOCALIZADA]</text:span><text:span text:style-name="T2">  y  termina el día </text:span><text:span text:style-name="T6">[FECHAFIN_LOCALIZADA]</text:span><text:span text:style-name="T2">.   </text:span><text:span text:style-name="T1">SEXTA</text:span><text:span text:style-name="T2">. CAUSALES DE TERMINACIÓN DEL CONTRATO: </text:span><text:span text:style-name="T8">El presente contrato terminará por las siguientes causas:  A) Por el incumplimiento de EL CONTRATISTA de cualquiera de las obligaciones que a cargo de él se derivan del presente Contrato y que, a consecuencia de dicho incumplimiento,  afecte  su cabal ejecución,  B)  Por </text:span><text:soft-page-break/><text:span text:style-name="T8">la comunicación o divulgación  por parte del CONTRATISTA   de</text:span><text:span text:style-name="T2"> información y/o datos que conozca o tenga acceso en razón de los servicios que prestará al CINEP. C) </text:span><text:span text:style-name="T8">Por las demás causas legales.  </text:span><text:span text:style-name="T1">SEPTIMA</text:span><text:span text:style-name="T2">. NATURALEZA: el presente es un contrato civil  de prestación  de servicios profesionales y, en consecuencia, no implica ningún, tipo de  subordinación  laboral entre  las partes,  sino la propia  del  tipo  de  contrato que se  suscribe, de conformidad  con  lo  previsto  en  el artículo 2º. de la  Ley 50   de 1990 y no genera prestaciones sociales ni derechos diferentes a los aquí estipulados. </text:span><text:span text:style-name="T1">Parágrafo</text:span><text:span text:style-name="T2">. EL CONTRATISTA  ejerce su profesión de forma liberal.  </text:span><text:span text:style-name="T1">OCTAVA.</text:span><text:span text:style-name="T2"> NO CESIÓN:  Por tratarse de un acuerdo celebrado en consideración a la persona del CONTRATISTA, ésta no podrá ceder el contrato ni las obligaciones que de él  se deriven sin el consentimiento previo del CINEP.  </text:span><text:span text:style-name="T1">NOVENA</text:span><text:span text:style-name="T2">.  DERECHOS DE AUTOR: De conformidad con lo consagrado en la ley 23 de 1982, la Decisión Andina 351 de 1993,  la ley 44 de 1993 y demás normas concordantes y modificatorias sobre derechos de autor, en virtud del presente contrato EL CONTRATISTA transfiere al CINEP los derechos patrimoniales sobre las creaciones intelectuales que realice y que  sean consecuencia o tengan relación con la labor a la cual se obliga por el presente contrato de prestación de servicios, siempre que dichas producciones estén tuteladas por las normas de derechos de autor. Sin perjuicio de lo anterior, se entiende que quedan a salvo los derechos morales que le corresponden al CONTRATISTA consagrados en el artículo 30 de la Ley 23, los cuales conservará con carácter de perpetuos, inalienables e irrenunciables.  Teniendo en cuenta que EL CINEP es el titular de los derechos patrimoniales transferidos, tiene derecho exclusivo para autorizar  o prohibir la edición o cualquier forma de reproducción de las obras intelectuales creadas por el CONTRATISTA y podrá ceder a título gratuito u oneroso los derechos que le correspondan. </text:span><text:span text:style-name="T10">DECIMA: </text:span><text:span text:style-name="T8">CLÁUSULA PENAL Expresamente se conviene una cláusula penal pecuniaria  equivalente al 10% del valor total del presente contrato, la cual  se hará efectiva en caso de incumplimiento de las obligaciones a cargo de EL</text:span><text:span text:style-name="T10"> </text:span><text:span text:style-name="T8">CONTRATISTA. En tal caso  este contrato podrá darse por terminado.</text:span><text:span text:style-name="T2"> </text:span><text:span text:style-name="T1">DECIMA PRIMERA. </text:span><text:span text:style-name="T2">SOLUCIÓN DE CONFLICTOS:  Toda controversia o diferencia relacionada con la ejecución o interpretación y liquidación de este contrato se resolverá por un tribunal de arbitramento designado de conformidad con el decreto 2279 de 1989 y la Ley 23 de 1991, y las demás normas vigentes sobre la materia. </text:span><text:span text:style-name="T1">DECIMA SEGUNDA</text:span><text:span text:style-name="T2">: DOMICILIO CONTRACTUAL.- Para todos los efectos del presente contrato las partes fijan como domicilio contractual la ciudad de Bogotá D.C.  Para constancia se firma este documento en dos (2)  ejemplares de igual tenor, en la ciudad de  Bogotá   a los XXX  días  del mes de XXXXXX <text:s/>de 2017.</text:span></text:p>
      <table:table table:name="Tabla1" table:style-name="Tabla1" table:template-name="Estilo predeterminado">
        <table:table-column table:style-name="Tabla1.A"/>
        <table:table-column table:style-name="Tabla1.B"/>
        <table:table-row table:style-name="Tabla1.1">
          <table:table-cell table:style-name="Tabla1.A1" office:value-type="string">
            <text:p text:style-name="P14">EL CINEP</text:p>
          </table:table-cell>
          <table:table-cell table:style-name="Tabla1.A1" office:value-type="string">
            <text:p text:style-name="P14">EL CONTRATISTA</text:p>
          </table:table-cell>
        </table:table-row>
        <table:table-row>
          <table:table-cell table:style-name="Tabla1.A1" office:value-type="string">
            <text:p text:style-name="P7"/>
            <text:p text:style-name="P7"/>
            <text:p text:style-name="P10"/>
            <text:p text:style-name="P7">LUIS GUILLERMO GUERRERO GUEVARA</text:p>
            <text:p text:style-name="P8">Director General- CINEP</text:p>
          </table:table-cell>
          <table:table-cell table:style-name="Tabla1.A1" office:value-type="string">
            <text:p text:style-name="P9"/>
            <text:p text:style-name="P9"/>
            <text:p text:style-name="P10"/>
            <text:p text:style-name="P19">[NOMBRES_M] [APELLIDOS_M]</text:p>
            <text:p text:style-name="P8"><text:span text:style-name="T15">[TDOC]</text:span> No. <text:span text:style-name="T13">[NUMERODOCUMENTO] </text:span>de <text:span text:style-name="T14">[LUGARDOCUMENTO]</text:span></text:p>
          </table:table-cell>
        </table:table-row>
      </table:table>
      <text:p text:style-name="P13"/>
      <text:p text:style-name="P5"><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Myriad Pro" svg:font-family="'Myriad Pro', 'Times New Roman'" style:font-family-generic="roman"/>
    <style:font-face style:name="FreeSans" svg:font-family="FreeSans, Arial" style:font-family-generic="swiss"/>
    <style:font-face style:name="Noto Sans Devanagari1" svg:font-family="'Noto Sans Devanagari'" style:font-family-generic="swiss"/>
    <style:font-face style:name="Droid Sans Fallback" svg:font-family="'Droid Sans Fallback'"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utiger LT Std 45 Light" svg:font-family="'Frutiger LT Std 45 Light', 'Segoe UI Semiligh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CO"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s" fo:country="CO"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left="-0.1575in" fo:margin-right="-0.1575in" fo:margin-top="0in" fo:margin-bottom="0in" loext:contextual-spacing="false" fo:line-height="100%" fo:text-align="justify" style:justify-single-word="false" fo:text-indent="0in" style:auto-text-indent="false"/>
      <style:text-properties style:font-name="Arial" fo:font-family="Arial" style:font-family-generic="swiss" style:font-pitch="variable" style:rfc-language-tag="es-ES-u-co-trad"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font-size-complex="10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1575in" fo:margin-right="-0.1575in" fo:margin-top="0.1665in" fo:margin-bottom="0.0417in" loext:contextual-spacing="false" fo:text-align="justify" style:justify-single-word="false" fo:text-indent="0in" style:auto-text-indent="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left="-0.1575in" fo:margin-right="-0.1575in" fo:margin-top="0.139in" fo:margin-bottom="0in" loext:contextual-spacing="false" fo:line-height="100%" fo:text-align="justify" style:justify-single-word="false" fo:keep-together="always" fo:text-indent="0in" style:auto-text-indent="false" fo:keep-with-next="always"/>
      <style:text-properties fo:color="#4f81bd"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Cambria" style:font-family-complex="Cambria" style:font-family-generic-complex="roman" style:font-pitch-complex="variable" style:font-size-complex="10pt"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1575in" fo:margin-right="-0.1575in" fo:margin-top="0.139in" fo:margin-bottom="0in" loext:contextual-spacing="false" fo:line-height="100%" fo:text-align="justify" style:justify-single-word="false" fo:keep-together="always" fo:text-indent="0in" style:auto-text-indent="false" fo:keep-with-next="always"/>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er" style:family="paragraph" style:parent-style-name="Standard"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0.5in" fo:margin-right="-0.1575in" fo:margin-top="0in" fo:margin-bottom="0in" loext:contextual-spacing="true" fo:line-height="100%" fo:text-align="justify" style:justify-single-word="false" fo:text-indent="0in" style:auto-text-indent="false"/>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style>
    <style:style style:name="Párrafo_20_de_20_lista1" style:display-name="Párrafo de lista1"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independiente_20_2" style:display-name="Texto independiente 2" style:family="paragraph" style:parent-style-name="Standard">
      <style:paragraph-properties fo:margin-left="-0.1972in" fo:margin-right="0in" fo:margin-top="0in" fo:margin-bottom="0.0835in" loext:contextual-spacing="false" fo:line-height="200%" fo:text-align="justify" style:justify-single-word="false" fo:text-indent="0in" style:auto-text-indent="false"/>
    </style:style>
    <style:style style:name="Normal_20__28_Web_29_" style:display-name="Normal (Web)" style:family="paragraph" style:parent-style-name="Standard">
      <style:paragraph-properties fo:margin-left="-0.1972in" fo:margin-right="0in" fo:margin-top="0in" fo:margin-bottom="0in" loext:contextual-spacing="false" fo:line-height="100%" fo:text-align="justify" style:justify-single-word="false" fo:text-indent="0in" style:auto-text-indent="false"/>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CO"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o_20_sin_20_formato" style:display-name="Texto sin formato" style:family="paragraph" style:parent-style-name="Standard">
      <style:paragraph-properties fo:margin-top="0in" fo:margin-bottom="0in" loext:contextual-spacing="false" fo:line-height="100%"/>
      <style:text-properties style:font-name="Consolas" fo:font-family="Consolas" style:font-family-generic="modern" fo:font-size="10.5pt" fo:language="es" fo:country="ES" style:font-size-asian="10.5pt" style:font-name-complex="Consolas" style:font-family-complex="Consolas" style:font-family-generic-complex="modern" style:font-size-complex="10.5pt"/>
    </style:style>
    <style:style style:name="Texto_20_independiente_20_3" style:display-name="Texto independiente 3" style:family="paragraph" style:parent-style-name="Standard">
      <style:paragraph-properties fo:margin-top="0in" fo:margin-bottom="0.0835in" loext:contextual-spacing="false" fo:line-height="100%"/>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Lista_20_con_20_viñetas" style:display-name="Lista con viñetas" style:family="paragraph" style:parent-style-name="Standard" style:list-style-name="WW8Num15">
      <style:paragraph-properties fo:margin-top="0in" fo:margin-bottom="0.1665in" loext:contextual-spacing="false" fo:line-height="100%" fo:text-align="justify" style:justify-single-word="false"/>
      <style:text-properties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o_20_comentario" style:display-name="Texto comentario" style:family="paragraph" style:parent-style-name="Standard">
      <style:paragraph-properties fo:line-height="100%"/>
      <style:text-properties fo:font-size="10pt" style:font-size-asian="10pt" style:font-size-complex="10pt"/>
    </style:style>
    <style:style style:name="yiv340626981msonormal"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MAN" style:display-name="Normal MAN" style:family="paragraph" style:parent-style-name="Sin_20_espaciado">
      <style:paragraph-properties fo:text-align="justify" style:justify-single-word="false"/>
      <style:text-properties style:font-name="Times New Roman" fo:font-family="'Times New Roman'" style:font-family-generic="roman" style:font-pitch="variable" fo:font-size="12pt" style:rfc-language-tag="es-ES-u-co-trad" fo:language="es" fo:country="ES" style:font-name-asian="Cambria" style:font-family-asian="Cambria"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ootnote" style:family="paragraph" style:parent-style-name="Standard" style:class="extra">
      <style:paragraph-properties fo:margin-top="0in" fo:margin-bottom="0in" loext:contextual-spacing="false" fo:line-height="100%"/>
      <style:text-properties fo:font-size="10pt" style:font-name-asian="Calibri" style:font-family-asian="Calibri" style:font-family-generic-asian="swiss" style:font-pitch-asian="variable" style:font-size-asian="10pt" style:font-size-complex="10pt"/>
    </style:style>
    <style:style style:name="Standard_20__28_user_29_" style:display-name="Standard (user)" style:family="paragraph">
      <style:paragraph-properties fo:orphans="0" fo:widows="0" fo:hyphenation-ladder-count="no-limit"/>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Cambria" fo:font-family="Cambria" style:font-family-generic="roman" style:font-pitch="variable" fo:font-size="12pt" fo:language="es" fo:country="CO"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2pt" style:language-complex="ar" style:country-complex="SA"/>
    </style:style>
    <style:style style:name="HTML_20_con_20_formato_20_previo" style:display-name="HTML con formato previo"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sunto_20_del_20_comentario" style:display-name="Asunto del comentario" style:family="paragraph" style:parent-style-name="Texto_20_comentario" style:next-style-name="Texto_20_comentario">
      <style:paragraph-properties fo:margin-top="0in" fo:margin-bottom="0in" loext:contextual-spacing="false"/>
      <style:text-properties style:font-name="Times New Roman" fo:font-family="'Times New Roman'" style:font-family-generic="roman" style:font-pitch="variable" fo:language="es" fo:country="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Frutiger LT Std 45 Light" fo:font-family="'Frutiger LT Std 45 Light', 'Segoe UI Semilight'" style:font-family-generic="swiss" style:font-pitch="variable" style:font-name-complex="Frutiger LT Std 45 Light" style:font-family-complex="'Frutiger LT Std 45 Light', 'Segoe UI Semilight'" style:font-family-generic-complex="swiss"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text-properties style:font-name-asian="Verdana" style:font-family-asian="Verdana" style:font-family-generic-asian="swiss" style:font-pitch-asian="variable"/>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Frutiger LT Std 45 Light" fo:font-family="'Frutiger LT Std 45 Light', 'Segoe UI Semilight'" style:font-family-generic="swiss" style:font-pitch="variable" style:font-name-complex="Frutiger LT Std 45 Light" style:font-family-complex="'Frutiger LT Std 45 Light', 'Segoe UI Semilight'" style:font-family-generic-complex="swiss" style:font-pitch-complex="variable"/>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Tahoma" fo:font-family="Tahoma" style:font-family-generic="swiss" style:font-pitch="variable" fo:font-size="8pt" fo:language="es" fo:country="CO" style:font-size-asian="8pt" style:font-name-complex="Tahoma" style:font-family-complex="Tahoma" style:font-family-generic-complex="swiss" style:font-pitch-complex="variable" style:font-size-complex="8pt"/>
    </style:style>
    <style:style style:name="Título_20_1_20_Car" style:display-name="Título 1 Car" style:family="text">
      <style:text-properties style:font-name="Cambria" fo:font-family="Cambria" style:font-family-generic="roman" style:font-pitch="variable" fo:font-size="16pt" fo:language="es" fo:country="CO"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ítulo_20_4_20_Car" style:display-name="Título 4 Car" style:family="text">
      <style:text-properties fo:color="#4f81bd" style:font-name="Cambria" fo:font-family="Cambria" style:font-family-generic="roman" style:font-pitch="variable" fo:font-size="12pt" fo:language="es" fo:country="CO" fo:font-style="italic" fo:font-weight="bold" style:font-name-asian="Times New Roman" style:font-family-asian="'Times New Roman'" style:font-family-generic-asian="roman" style:font-pitch-asian="variable" style:font-size-asian="12pt" style:font-style-asian="italic" style:font-weight-asian="bold" style:font-name-complex="Cambria" style:font-family-complex="Cambria" style:font-family-generic-complex="roman" style:font-pitch-complex="variable" style:font-style-complex="italic" style:font-weight-complex="bold"/>
    </style:style>
    <style:style style:name="Título_20_5_20_Car" style:display-name="Título 5 Car" style:family="text">
      <style:text-properties fo:color="#243f60" style:font-name="Cambria" fo:font-family="Cambria" style:font-family-generic="roman" style:font-pitch="variable" fo:font-size="12pt" fo:language="es" fo:country="CO" style:font-name-asian="Times New Roman" style:font-family-asian="'Times New Roman'" style:font-family-generic-asian="roman" style:font-pitch-asian="variable" style:font-size-asian="12pt" style:font-name-complex="Cambria" style:font-family-complex="Cambria" style:font-family-generic-complex="roman" style:font-pitch-complex="variable"/>
    </style:style>
    <style:style style:name="Título_20_9_20_Car" style:display-name="Título 9 Car" style:family="text">
      <style:text-properties style:font-name="Cambria" fo:font-family="Cambria" style:font-family-generic="roman" style:font-pitch="variable" fo:font-size="11pt" fo:language="es" fo:country="CO"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font-size-complex="11pt"/>
    </style:style>
    <style:style style:name="Texto_20_independiente_20_Car" style:display-name="Texto independiente Car" style:family="text">
      <style:text-properties style:font-name="Arial" fo:font-family="Arial" style:font-family-generic="swiss" style:font-pitch="variable" fo:font-size="11pt" style:rfc-language-tag="es-ES-u-co-trad" fo:language="es" fo:country="E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style>
    <style:style style:name="Texto_20_independiente_20_2_20_Car" style:display-name="Texto independiente 2 Car" style:family="text">
      <style:text-properties fo:font-size="11pt" fo:language="es" fo:country="CO" style:font-size-asian="11pt" style:font-size-complex="11pt"/>
    </style:style>
    <style:style style:name="Texto_20_sin_20_formato_20_Car" style:display-name="Texto sin formato Car" style:family="tex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Texto_20_independiente_20_3_20_Car" style:display-name="Texto independiente 3 Car"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fo:language="es" fo:country="CO"/>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yshortcuts" style:family="text"/>
    <style:style style:name="Título_20_2_20_Car" style:display-name="Título 2 Car" style:family="text">
      <style:text-properties style:font-name="Cambria" fo:font-family="Cambria" style:font-family-generic="roman" style:font-pitch="variable" fo:font-size="14pt" fo:language="es" fo:country="CO"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Symbol" style:display-name="Footnote Symbol" style:family="text">
      <style:text-properties style:text-position="super 58%"/>
    </style:style>
    <style:style style:name="CharAttribute1" style:family="tex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Calibri" style:font-family-complex="Calibri" style:font-family-generic-complex="swiss" style:font-pitch-complex="variable" style:font-weight-complex="normal"/>
    </style:style>
    <style:style style:name="Texto_20_nota_20_pie_20_Car" style:display-name="Texto nota pie Car" style:family="text"/>
    <style:style style:name="HTML_20_con_20_formato_20_previo_20_Car" style:display-name="HTML con formato previo C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Asunto_20_del_20_comentario_20_Car" style:display-name="Asunto del comentario Car" style:family="text">
      <style:text-properties style:font-name="Times New Roman" fo:font-family="'Times New Roman'" style:font-family-generic="roman" style:font-pitch="variable" fo:language="es" fo:country="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Car" style:display-name="Título Car"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font-weight-complex="bold"/>
    </style:style>
    <style:style style:name="Puesto_20_Car" style:display-name="Puesto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8Num5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372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872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372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87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372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872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372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872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3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8Num14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6z1" style:num-suffix="." style:num-format="i">
        <style:list-level-properties text:list-level-position-and-space-mode="label-alignment">
          <style:list-level-label-alignment text:label-followed-by="listtab" fo:text-indent="-0.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text:style-name="WW8Num36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36z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36z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36z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36z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36z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abla2" style:family="table">
      <style:table-properties style:width="3.0354in" table:align="left" style:writing-mode="lr-tb"/>
    </style:style>
    <style:style style:name="Tabla2.A" style:family="table-column">
      <style:table-column-properties style:column-width="1.5521in"/>
    </style:style>
    <style:style style:name="Tabla2.B" style:family="table-column">
      <style:table-column-properties style:column-width="1.4833in"/>
    </style:style>
    <style:style style:name="Tabla2.1" style:family="table-row">
      <style:table-row-properties style:min-row-height="0.3688in" fo:keep-together="auto"/>
    </style:style>
    <style:style style:name="Tabla2.A1" style:family="table-cell">
      <style:table-cell-properties style:vertical-align="top" fo:padding-left="0.075in" fo:padding-right="0.075in" fo:padding-top="0in" fo:padding-bottom="0in" fo:border-left="0.5pt solid #ffffff" fo:border-right="none" fo:border-top="0.5pt solid #ffffff" fo:border-bottom="0.5pt solid #ffffff" style:writing-mode="lr-tb"/>
    </style:style>
    <style:style style:name="Tabla2.B1" style:family="table-cell">
      <style:table-cell-properties style:vertical-align="top" fo:padding-left="0.075in" fo:padding-right="0.075in" fo:padding-top="0in" fo:padding-bottom="0in" fo:border="0.5pt solid #ffffff" style:writing-mode="lr-tb"/>
    </style:style>
    <style:style style:name="MP1" style:family="paragraph" style:parent-style-name="Header">
      <style:paragraph-properties fo:margin-left="-0.5909in" fo:margin-right="0in" fo:text-indent="0in" style:auto-text-indent="false">
        <style:tab-stops>
          <style:tab-stop style:position="3.0689in" style:type="center"/>
          <style:tab-stop style:position="6.7925in" style:type="right"/>
        </style:tab-stops>
      </style:paragraph-properties>
      <style:text-properties fo:language="none" fo:country="none" style:language-asian="none" style:country-asian="none"/>
    </style:style>
    <style:style style:name="MP2" style:family="paragraph">
      <loext:graphic-properties draw:fill="none" draw:fill-color="#ffffff"/>
      <style:paragraph-properties fo:text-align="center" style:writing-mode="lr-tb"/>
    </style:style>
    <style:style style:name="MP3" style:family="paragraph" style:parent-style-name="Footer">
      <style:text-properties fo:language="es" fo:country="ES" style:language-asian="none" style:country-asian="none"/>
    </style:style>
    <style:style style:name="MP4" style:family="paragraph" style:parent-style-name="Standard">
      <style:paragraph-properties fo:margin-top="0in" fo:margin-bottom="0in" loext:contextual-spacing="false" fo:line-height="100%"/>
      <style:text-properties fo:color="#808080" style:font-name="Myriad Pro" fo:font-size="8pt" fo:language="es" fo:country="ES" style:font-name-asian="Times New Roman" style:font-size-asian="8pt" style:language-asian="es" style:country-asian="ES" style:font-name-complex="Myriad Pro" style:font-size-complex="8pt"/>
    </style:style>
    <style:style style:name="Mfr1" style:family="graphic" style:parent-style-name="Frame">
      <style:graphic-properties fo:margin-left="-0.0492in" fo:margin-right="0.0311in" style:wrap="parallel"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1.35in, 0in, 1.3764in, 0in)" draw:luminance="0%" draw:contrast="0%" draw:red="0%" draw:green="0%" draw:blue="0%" draw:gamma="100%" draw:color-inversion="false" draw:image-opacity="100%" draw:color-mode="standard"/>
    </style:style>
    <style:style style:name="M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d8d8d8"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25in" fo:margin-bottom="0.5118in" fo:margin-left="0.9846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6693in" fo:margin-left="0in" fo:margin-right="0in" fo:margin-top="0.6307in" style:dynamic-spacing="true"/>
      </style:footer-style>
    </style:page-layout>
  </office:automatic-styles>
  <office:master-styles>
    <style:master-page style:name="Standard" style:page-layout-name="Mpm1">
      <style:header>
        <text:p text:style-name="MP1"><draw:connector text:anchor-type="char" draw:z-index="5" draw:style-name="Mgr1" draw:text-style-name="MP2" draw:type="line" svg:x1="-0.6776in" svg:y1="-0.0295in" svg:x2="6.8618in" svg:y2="-0.0287in" svg:d="M-1722-76l19151 2" svg:viewBox="0 0 19152 4"><text:p/></draw:connector><draw:connector text:anchor-type="char" draw:z-index="9" draw:style-name="Mgr1" draw:text-style-name="MP2" draw:type="line" svg:x1="6.85in" svg:y1="-0.0512in" svg:x2="6.8516in" svg:y2="9.5398in" svg:d="M17399-131l4 24362" svg:viewBox="0 0 5 24363"><text:p/></draw:connector><draw:connector text:anchor-type="char" draw:z-index="7" draw:style-name="Mgr1" draw:text-style-name="MP2" draw:type="line" svg:x1="-0.6886in" svg:y1="-0.0512in" svg:x2="-0.6862in" svg:y2="9.2374in" svg:d="M-1750-131l6 23594" svg:viewBox="0 0 7 23596"><text:p/></draw:connector></text:p>
      </style:header>
      <style:footer>
        <text:p text:style-name="MP3"><draw:frame draw:style-name="Mfr1" draw:name="Marco1" text:anchor-type="paragraph" svg:y="0.0008in" svg:width="3.0354in" draw:z-index="1"><draw:text-box fo:min-height="0.0228in"><table:table table:name="Tabla2" table:style-name="Tabla2"><table:table-column table:style-name="Tabla2.A"/><table:table-column table:style-name="Tabla2.B"/><table:table-row table:style-name="Tabla2.1"><table:table-cell table:style-name="Tabla2.A1" office:value-type="string"><text:p text:style-name="MP4">CINEP/ Programa por la Paz</text:p><text:p text:style-name="MP4">Cra 5 No 33B – 02 </text:p><text:p text:style-name="MP4">Bogotá, Colombia</text:p></table:table-cell><table:table-cell table:style-name="Tabla2.B1" office:value-type="string"><text:p text:style-name="MP4">Teléfono +57 -1 2456181 </text:p><text:p text:style-name="MP4">Fax + 57 -1 2879089</text:p><text:p text:style-name="MP4">www.cinep.org.co</text:p></table:table-cell></table:table-row></table:table></draw:text-box></draw:frame><draw:frame draw:style-name="Mfr2" draw:name="Imagen1" text:anchor-type="char" svg:x="5.7272in" svg:y="-0.248in" svg:width="1.1201in" svg:height="0.7319in" draw:z-index="15"><draw:image xlink:href="Pictures/100000000000093A0000093A2A25E14334014006.png" xlink:type="simple" xlink:show="embed" xlink:actuate="onLoad" loext:mime-type="image/png"/></draw:frame><draw:frame draw:style-name="Mfr3" draw:name="Imagen2" text:anchor-type="char" svg:x="-0.6807in" svg:y="-0.2618in" svg:width="1.4256in" svg:height="0.6736in" draw:z-index="3"><draw:image xlink:href="Pictures/10000000000006B10000032A2254E31E272883A2.jpg" xlink:type="simple" xlink:show="embed" xlink:actuate="onLoad" loext:mime-type="image/jpeg"/></draw:frame><draw:connector text:anchor-type="char" draw:z-index="13" draw:style-name="Mgr1" draw:text-style-name="MP2" draw:type="line" svg:x1="-0.6886in" svg:y1="-0.5677in" svg:x2="0.9756in" svg:y2="-0.2657in" svg:d="M-1750-1443l4228 767" svg:viewBox="0 0 4230 769"><text:p/></draw:connector><draw:connector text:anchor-type="char" draw:z-index="11" draw:style-name="Mgr1" draw:text-style-name="MP2" draw:type="line" svg:x1="0.9752in" svg:y1="-0.2669in" svg:x2="6.8508in" svg:y2="-0.2657in" svg:d="M2477-679l14924 3" svg:viewBox="0 0 14926 5"><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dc:description/>
    <meta:initial-creator>sig</meta:initial-creator>
    <meta:creation-date>2012-08-31T08:55:00</meta:creation-date>
    <dc:date>2018-09-21T07:32:11.677534024</dc:date>
    <meta:print-date>2017-05-18T17:18:00</meta:print-date>
    <meta:editing-cycles>215</meta:editing-cycles>
    <meta:editing-duration>P16DT11H38M40S</meta:editing-duration>
    <meta:generator>LibreOffice/6.0.2.1.0$OpenBSD_X86_64 LibreOffice_project/00m0$Build-1</meta:generator>
    <meta:document-statistic meta:table-count="2" meta:image-count="2" meta:object-count="0" meta:page-count="2" meta:paragraph-count="19" meta:word-count="1016" meta:character-count="6623" meta:non-whitespace-character-count="5512"/>
  </office:meta>
</office:document-meta>
</file>